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ffffff" loext:opacity="100%" style:font-name="Droid Sans Mono" fo:font-size="10.5pt" fo:font-weight="normal" fo:background-color="#1b2127"/>
    </style:style>
    <style:style style:name="P2" style:family="paragraph" style:parent-style-name="Standard">
      <style:paragraph-properties style:line-height-at-least="0.198in"/>
      <style:text-properties fo:color="#7d868c" loext:opacity="100%" style:font-name="Droid Sans Mono" fo:font-size="10.5pt" fo:font-weight="normal" fo:background-color="#1b2127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style:line-height-at-least="0.198in"/>
      <style:text-properties fo:color="#ffffff" loext:opacity="100%" style:font-name="Droid Sans Mono" fo:font-size="10.5pt" fo:font-weight="normal" fo:background-color="#1b2127"/>
    </style:style>
    <style:style style:name="T1" style:family="text">
      <style:text-properties fo:color="#ffa62e" loext:opacity="100%"/>
    </style:style>
    <style:style style:name="T2" style:family="text">
      <style:text-properties fo:color="#efce58" loext:opacity="100%"/>
    </style:style>
    <style:style style:name="T3" style:family="text">
      <style:text-properties fo:color="#00c1de" loext:opacity="100%"/>
    </style:style>
    <style:style style:name="T4" style:family="text">
      <style:text-properties fo:color="#f7f7f7" loext:opacity="100%"/>
    </style:style>
    <style:style style:name="T5" style:family="text">
      <style:text-properties fo:color="#a9d545" loext:opacity="100%"/>
    </style:style>
    <style:style style:name="T6" style:family="text">
      <style:text-properties fo:color="#90e7b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 <text:span text:style-name="T2">"morse.h"</text:span></text:p>
      <text:p text:style-name="P3"/>
      <text:p text:style-name="P1"><text:span text:style-name="T3">int</text:span> <text:span text:style-name="T5">main</text:span>() {</text:p>
      <text:p text:style-name="P1"><text:span text:style-name="T5">initMorse</text:span>();</text:p>
      <text:p text:style-name="P3"/>
      <text:p text:style-name="P1"><text:span text:style-name="T3">char</text:span> word[] <text:span text:style-name="T4">=</text:span> <text:span text:style-name="T2">"ELISKA"</text:span>;</text:p>
      <text:p text:style-name="P3"/>
      <text:p text:style-name="P1"><text:span text:style-name="T1">for</text:span> (<text:span text:style-name="T3">int</text:span> i <text:span text:style-name="T4">=</text:span> <text:span text:style-name="T4">0</text:span>; <text:span text:style-name="T4">word</text:span>[i] <text:span text:style-name="T4">!=</text:span> <text:span text:style-name="T3">NULL</text:span>; i<text:span text:style-name="T4">++</text:span>) {</text:p>
      <text:p text:style-name="P1"><text:span text:style-name="T5">blinkLetter</text:span>(<text:span text:style-name="T4">word</text:span>[i]);</text:p>
      <text:p text:style-name="P1"><text:span text:style-name="T4">ThisThread</text:span>::<text:span text:style-name="T5">sleep_for</text:span>(BLINKING_RATE <text:span text:style-name="T4">*</text:span> <text:span text:style-name="T4">4</text:span>);</text:p>
      <text:p text:style-name="P1">}</text:p>
      <text:p text:style-name="P3"/>
      <text:p text:style-name="P1"><text:span text:style-name="T5">exitMorse</text:span>();</text:p>
      <text:p text:style-name="P1"><text:span text:style-name="T1">return</text:span> <text:span text:style-name="T4">0</text:span>;</text:p>
      <text:p text:style-name="P1">}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07:51:33.046310139</meta:creation-date>
    <meta:editing-duration>PT47S</meta:editing-duration>
    <meta:editing-cycles>2</meta:editing-cycles>
    <meta:generator>LibreOffice/7.3.7.2$Linux_X86_64 LibreOffice_project/30$Build-2</meta:generator>
    <dc:date>2023-10-24T07:52:15.171576298</dc:date>
    <meta:document-statistic meta:table-count="0" meta:image-count="0" meta:object-count="0" meta:page-count="1" meta:paragraph-count="11" meta:word-count="29" meta:character-count="189" meta:non-whitespace-character-count="171"/>
  </office:meta>
</office:document-meta>
</file>